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13mm"/>
    </style:style>
    <style:style style:name="co2" style:family="table-column">
      <style:table-column-properties fo:break-before="auto" style:column-width="42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1.48mm"/>
    </style:style>
    <style:style style:name="co5" style:family="table-column">
      <style:table-column-properties fo:break-before="auto" style:column-width="113.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T1" style:family="text">
      <style:text-properties style:font-name-asian="AndaleMono" style:font-name-complex="AndaleMono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Librar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Authors</text:p>
          </table:table-cell>
          <table:table-cell table:style-name="ce3" office:value-type="string" calcext:value-type="string">
            <text:p>ISBN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Rea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rban Dynamics and Simulation Models</text:p>
          </table:table-cell>
          <table:table-cell office:value-type="string" calcext:value-type="string">
            <text:p>Pumain, Reuill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G. We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ignals and Boundarie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ories et modeles en sciences humaines</text:p>
          </table:table-cell>
          <table:table-cell office:value-type="string" calcext:value-type="string">
            <text:p>F. Varenn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tructure and dynamics of cities</text:p>
          </table:table-cell>
          <table:table-cell office:value-type="string" calcext:value-type="string">
            <text:p>M. Barthelem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tific Perspectivism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laining Science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al construction of what ?</text:p>
          </table:table-cell>
          <table:table-cell office:value-type="string" calcext:value-type="string">
            <text:p>I. Hacking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ptation in natural and artificial system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Tree of Knowledge</text:p>
          </table:table-cell>
          <table:table-cell office:value-type="string" calcext:value-type="string">
            <text:p>Maturana,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mbodied mind</text:p>
          </table:table-cell>
          <table:table-cell office:value-type="string" calcext:value-type="string">
            <text:p>F.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 Transformation</text:p>
          </table:table-cell>
          <table:table-cell office:value-type="string" calcext:value-type="string">
            <text:p>Bossel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yapounov Exponents</text:p>
          </table:table-cell>
          <table:table-cell office:value-type="string" calcext:value-type="string">
            <text:p>Pikovsk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ynchronization</text:p>
          </table:table-cell>
          <table:table-cell office:value-type="string" calcext:value-type="string">
            <text:p>Bocallet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 introduction to Econophysics</text:p>
          </table:table-cell>
          <table:table-cell office:value-type="string" calcext:value-type="string">
            <text:p>Mantegn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ow Nature Works</text:p>
          </table:table-cell>
          <table:table-cell office:value-type="string" calcext:value-type="string">
            <text:p>P. Ba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</text:p>
          </table:table-cell>
          <table:table-cell office:value-type="string" calcext:value-type="string">
            <text:p>P.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Quarck and the Jaguar</text:p>
          </table:table-cell>
          <table:table-cell office:value-type="string" calcext:value-type="string">
            <text:p>M. Gell-Mann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dire n’est pas expliquer</text:p>
          </table:table-cell>
          <table:table-cell office:value-type="string" calcext:value-type="string">
            <text:p>R. Thom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Hasard et la Necessit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pler la Terre</text:p>
          </table:table-cell>
          <table:table-cell office:value-type="string" calcext:value-type="string">
            <text:p>L. Sander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illes, Reseaux et Transports</text:p>
          </table:table-cell>
          <table:table-cell office:value-type="string" calcext:value-type="string">
            <text:p>G. Dupu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2">
          <table:table-cell table:style-name="ce5" office:value-type="string" calcext:value-type="string">
            <text:p>Pourquoi la societe ne se laisse pas mettre en equations</text:p>
          </table:table-cell>
          <table:table-cell office:value-type="string" calcext:value-type="string">
            <text:p>P. Jens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Beyond Bibliometrics</text:p>
          </table:table-cell>
          <table:table-cell office:value-type="string" calcext:value-type="string">
            <text:p>Cronin, Sugimot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Orfeuil, Wei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ature of Computation</text:p>
          </table:table-cell>
          <table:table-cell office:value-type="string" calcext:value-type="string">
            <text:p>Moore, Mert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ew Science of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Bel Avenir de la Croissance</text:p>
          </table:table-cell>
          <table:table-cell office:value-type="string" calcext:value-type="string">
            <text:p>Bergeaud, Cette, Lecat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enting Future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7</text:p>
          </table:table-cell>
          <table:table-cell office:value-type="string" calcext:value-type="string">
            <text:p>Chapoutot,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6</text:p>
          </table:table-cell>
          <table:table-cell office:value-type="string" calcext:value-type="string">
            <text:p>Fanmuy, Goubaul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eographie des Transports</text:p>
          </table:table-cell>
          <table:table-cell office:value-type="string" calcext:value-type="string">
            <text:p>Bavoux, Zembr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nd of Certainty</text:p>
          </table:table-cell>
          <table:table-cell office:value-type="string" calcext:value-type="string">
            <text:p>I. Prigogin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quete sur le Concept de Modele</text:p>
          </table:table-cell>
          <table:table-cell office:value-type="string" calcext:value-type="string">
            <text:p>P. Nouvel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: Complex System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Fondements de l’informa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ystemes dynam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ppprentissage statis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Times Seri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tatist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-Babel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ur une ethique de la connaissanc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elf-Organizing Economy</text:p>
          </table:table-cell>
          <table:table-cell office:value-type="string" calcext:value-type="string">
            <text:p>Krug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lexity A very short introduction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oetique de l’espace</text:p>
          </table:table-cell>
          <table:table-cell office:value-type="string" calcext:value-type="string">
            <text:p>Bachel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and Complexity</text:p>
          </table:table-cell>
          <table:table-cell office:value-type="string" calcext:value-type="string">
            <text:p>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eath of Life of Great American Cities</text:p>
          </table:table-cell>
          <table:table-cell office:value-type="string" calcext:value-type="string">
            <text:p>J. Jacob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different Universe</text:p>
          </table:table-cell>
          <table:table-cell office:value-type="string" calcext:value-type="string">
            <text:p>R. Laugh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abiter le Grand Pari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reemergence of emergence</text:p>
          </table:table-cell>
          <table:table-cell office:value-type="string" calcext:value-type="string">
            <text:p>Clayton and Davie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ransport et urbanisme en ile-de-france</text:p>
          </table:table-cell>
          <table:table-cell office:value-type="string" calcext:value-type="string">
            <text:p>Mer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Qu’appelle ton aujourdhui les sci de la compl.</text:p>
          </table:table-cell>
          <table:table-cell office:value-type="string" calcext:value-type="string">
            <text:p>Weisbuch and Zwir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5</text:p>
          </table:table-cell>
          <table:table-cell office:value-type="string" calcext:value-type="string">
            <text:p>Boulanger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roduction de l’espace</text:p>
          </table:table-cell>
          <table:table-cell office:value-type="string" calcext:value-type="string">
            <text:p>H. 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 hors les murs</text:p>
          </table:table-cell>
          <table:table-cell office:value-type="string" calcext:value-type="string">
            <text:p>Gilli, Off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cial Physics</text:p>
          </table:table-cell>
          <table:table-cell office:value-type="string" calcext:value-type="string">
            <text:p>Pent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Gill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mage of the City</text:p>
          </table:table-cell>
          <table:table-cell office:value-type="string" calcext:value-type="string">
            <text:p>Lync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f Ants and Men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ety of Mind</text:p>
          </table:table-cell>
          <table:table-cell office:value-type="string" calcext:value-type="string">
            <text:p>Minsk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architecture of emergence</text:p>
          </table:table-cell>
          <table:table-cell office:value-type="string" calcext:value-type="string">
            <text:p>Weinstoc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oretical aspects of evolutionary computing</text:p>
          </table:table-cell>
          <table:table-cell office:value-type="string" calcext:value-type="string">
            <text:p>Kallel, Naudts, Rog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unctional programming in scala</text:p>
          </table:table-cell>
          <table:table-cell office:value-type="string" calcext:value-type="string">
            <text:p>Chiusano, Runa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droit a la ville</text:p>
          </table:table-cell>
          <table:table-cell office:value-type="string" calcext:value-type="string">
            <text:p>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alyse urbaine</text:p>
          </table:table-cell>
          <table:table-cell office:value-type="string" calcext:value-type="string">
            <text:p>Paneri, Depaule, Demorg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iser c’est apprendre</text:p>
          </table:table-cell>
          <table:table-cell office:value-type="string" calcext:value-type="string">
            <text:p>A. Bano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 Urbain</text:p>
          </table:table-cell>
          <table:table-cell office:value-type="string" calcext:value-type="string">
            <text:p>Mangin,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es Urbaines</text:p>
          </table:table-cell>
          <table:table-cell office:value-type="string" calcext:value-type="string">
            <text:p>Panerai, Castex, Depaul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aire la ville</text:p>
          </table:table-cell>
          <table:table-cell office:value-type="string" calcext:value-type="string">
            <text:p>V. Claud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volutionary theory of economic change</text:p>
          </table:table-cell>
          <table:table-cell office:value-type="string" calcext:value-type="string">
            <text:p>Nelson and Win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capital of modernit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vote et la regle majoritaire</text:p>
          </table:table-cell>
          <table:table-cell office:value-type="string" calcext:value-type="string">
            <text:p>Lasl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gainst Method</text:p>
          </table:table-cell>
          <table:table-cell office:value-type="string" calcext:value-type="string">
            <text:p>Feyerabe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bject-oriented Simulation with hierarchical modular models</text:p>
          </table:table-cell>
          <table:table-cell office:value-type="string" calcext:value-type="string">
            <text:p>Ziegl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astrophe theory and its applications</text:p>
          </table:table-cell>
          <table:table-cell office:value-type="string" calcext:value-type="string">
            <text:p>Poston and 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Mathematics of Urban Morphology</text:p>
          </table:table-cell>
          <table:table-cell office:value-type="string" calcext:value-type="string">
            <text:p>D’Acci 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’art decoratif aujourdhui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ers une architectur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charte d’athenes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us la ville durable le genie urbain</text:p>
          </table:table-cell>
          <table:table-cell office:value-type="string" calcext:value-type="string">
            <text:p>S. Allem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menter la carte topographique</text:p>
          </table:table-cell>
          <table:table-cell office:value-type="string" calcext:value-type="string">
            <text:p>J Tiff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s et strategies urbaines</text:p>
          </table:table-cell>
          <table:table-cell office:value-type="string" calcext:value-type="string">
            <text:p>Bourdin et Pro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hiers pour l’analyse – la formalisation</text:p>
          </table:table-cell>
          <table:table-cell office:value-type="string" calcext:value-type="string">
            <text:p>Epistemo 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anuel de geographie urbaine</text:p>
          </table:table-cell>
          <table:table-cell office:value-type="string" calcext:value-type="string">
            <text:p>JP Paul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Distributions, EDP</text:p>
          </table:table-cell>
          <table:table-cell office:value-type="string" calcext:value-type="string">
            <text:p>F. Gols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rchitecture a la ville</text:p>
          </table:table-cell>
          <table:table-cell office:value-type="string" calcext:value-type="string">
            <text:p>K. Basbou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Florent</text:p>
          </table:table-cell>
          <table:table-cell office:value-type="string" calcext:value-type="string">
            <text:p>Le Nech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reno</text:p>
          </table:table-cell>
          <table:table-cell office:value-type="string" calcext:value-type="string">
            <text:p>Moren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 praise of science</text:p>
          </table:table-cell>
          <table:table-cell office:value-type="string" calcext:value-type="string">
            <text:p>S. Biai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osing Differences</text:p>
          </table:table-cell>
          <table:table-cell office:value-type="string" calcext:value-type="string">
            <text:p>V. Bob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quoi sert la renovation urbaine</text:p>
          </table:table-cell>
          <table:table-cell office:value-type="string" calcext:value-type="string">
            <text:p>J Donzelo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+Code</text:p>
          </table:table-cell>
          <table:table-cell office:value-type="string" calcext:value-type="string">
            <text:p>Reas, McWilliam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ces et societe</text:p>
          </table:table-cell>
          <table:table-cell office:value-type="string" calcext:value-type="string">
            <text:p>Chevallier et a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xplanation in geograph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duction probabilites</text:p>
          </table:table-cell>
          <table:table-cell office:value-type="string" calcext:value-type="string">
            <text:p>S. Mele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deplacements quotidiens</text:p>
          </table:table-cell>
          <table:table-cell office:value-type="string" calcext:value-type="string">
            <text:p>O. Kle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bilite quotidienne</text:p>
          </table:table-cell>
          <table:table-cell office:value-type="string" calcext:value-type="string">
            <text:p>Boulahba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RTS Transports Communication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Worlds hidden in plain sight</text:p>
          </table:table-cell>
          <table:table-cell office:value-type="string" calcext:value-type="string">
            <text:p>D. Krakau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The first 6000 years</text:p>
          </table:table-cell>
          <table:table-cell office:value-type="string" calcext:value-type="string">
            <text:p>M. Simt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egory Theory</text:p>
          </table:table-cell>
          <table:table-cell office:value-type="string" calcext:value-type="string">
            <text:p>S. Awod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Ville Franchisee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ccessibility Indicators</text:p>
          </table:table-cell>
          <table:table-cell office:value-type="string" calcext:value-type="string">
            <text:p>Wege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rphodynamique des reseaux viaires</text:p>
          </table:table-cell>
          <table:table-cell office:value-type="string" calcext:value-type="string">
            <text:p>M. Naba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lux 101-102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e Inrets de simulation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sperity without growth</text:p>
          </table:table-cell>
          <table:table-cell office:value-type="string" calcext:value-type="string">
            <text:p>Jackson</text:p>
          </table:table-cell>
          <table:table-cell/>
          <table:table-cell office:value-type="string" calcext:value-type="string">
            <text:p>Romain</text:p>
          </table:table-cell>
          <table:table-cell/>
        </table:table-row>
        <table:table-row table:style-name="ro1">
          <table:table-cell office:value-type="string" calcext:value-type="string">
            <text:p>Francinou Algebr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lgebre 3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2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choix model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modele matisse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litiques de deplacement urbain</text:p>
          </table:table-cell>
          <table:table-cell office:value-type="string" calcext:value-type="string">
            <text:p>CPV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Simaut, Meta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 utopies et realites</text:p>
          </table:table-cell>
          <table:table-cell office:value-type="string" calcext:value-type="string">
            <text:p>Cho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1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2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 </text:p>
          </table:table-cell>
          <table:table-cell/>
        </table:table-row>
        <table:table-row table:style-name="ro1">
          <table:table-cell office:value-type="string" calcext:value-type="string">
            <text:p>Godel Escher Bach</text:p>
          </table:table-cell>
          <table:table-cell office:value-type="string" calcext:value-type="string">
            <text:p>Hofstad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inking ahead</text:p>
          </table:table-cell>
          <table:table-cell office:value-type="string" calcext:value-type="string">
            <text:p>Helbing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inked</text:p>
          </table:table-cell>
          <table:table-cell office:value-type="string" calcext:value-type="string">
            <text:p>Barabas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ico passionnel modelisation urbaine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o dice play god</text:p>
          </table:table-cell>
          <table:table-cell office:value-type="string" calcext:value-type="string">
            <text:p>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 Geo Eco</text:p>
          </table:table-cell>
          <table:table-cell office:value-type="string" calcext:value-type="string">
            <text:p>Boul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nscience</text:p>
          </table:table-cell>
          <table:table-cell office:value-type="string" calcext:value-type="string">
            <text:p>Church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nstitutionalisation of european spatial planning</text:p>
          </table:table-cell>
          <table:table-cell office:value-type="string" calcext:value-type="string">
            <text:p>Bas waterhou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</table:table>
      <table:table table:name="Borrowed" table:style-name="ta1">
        <table:table-column table:style-name="co4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3" office:value-type="string" calcext:value-type="string">
            <text:p>Book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Statu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r Peter Hall, Pioneer in Regional Planning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roissance urbaine, modes de transport et intermodalit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ntreal at the crossroad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deles en analyse spatial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Villes et mondialisation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Self-organization and the city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ansports et territoires enjeux et debat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Donnees Urbaines 4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Great Planning Disaster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iumph of the city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ontribution infrastructures dvlpmt regions francais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@ISC</text:p>
          </table:table-cell>
        </table:table-row>
      </table:table>
      <table:table table:name="ReadingRecords" table:style-name="ta1">
        <table:table-column table:style-name="co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Nature of Computation</text:p>
          </table:table-cell>
        </table:table-row>
      </table:table>
      <table:table table:name="ToSort" table:style-name="ta1"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amazon.com/gp/product/1492031089" xlink:type="simple">https://www.amazon.com/gp/product/149203108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" xlink:type="simple">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editions-harmattan.fr/index.asp?navig=catalogue&amp;obj=livre&amp;no=63047" xlink:type="simple">https://www.editions-harmattan.fr/index.asp?navig=catalogue&amp;obj=livre&amp;no=6304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openedition.org/cdf/3339" xlink:type="simple">https://books.openedition.org/cdf/333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ecure.pmpress.org/index.php?l=product_detail&amp;p=1091" xlink:type="simple">https://secure.pmpress.org/index.php?l=product_detail&amp;p=109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475-x" xlink:type="simple">https://www.nature.com/articles/d41586-019-02475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602-8" xlink:type="simple">https://www.nature.com/articles/d41586-019-02602-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9" office:value-type="string" calcext:value-type="string">
            <text:p><text:span text:style-name="T1"><text:a xlink:href="https://www.nature.com/articles/d41586-019-02716-z" xlink:type="simple">https://www.nature.com/articles/d41586-019-02716-z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581-w" xlink:type="simple">https://www.nature.com/articles/d41586-019-02581-w</text:a></text:p>
          </table:table-cell>
          <table:table-cell office:value-type="string" calcext:value-type="string">
            <text:p>(film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855-3" xlink:type="simple">https://www.nature.com/articles/d41586-019-02855-3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sudoc.fr/097337811" xlink:type="simple">http://www.sudoc.fr/09733781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" xlink:type="simple">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.uk/Nature-Technology-What-How-Evolves/dp/0141031638" xlink:type="simple">https://www.amazon.co.uk/Nature-Technology-What-How-Evolves/dp/014103163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s Bitbol <text:a xlink:href="https://en.wikipedia.org/wiki/Michel_Bitbol" xlink:type="simple">https://en.wikipedia.org/wiki/Michel_Bitbo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mazon.fr/s?k=9780262621120&amp;i=stripbooks&amp;linkCode=qs&amp;returnFromLogin=1&amp;ref=nav_ya_signi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Fry <text:a xlink:href="https://www.amazon.co.uk/gp/product/B0785PY2Q4/ref=ppx_yo_dt_b_d_asin_title_o02?ie=UTF8&amp;psc=1" xlink:type="simple">https://www.amazon.co.uk/gp/product/B0785PY2Q4/ref=ppx_yo_dt_b_d_asin_title_o02?ie=UTF8&amp;psc=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link.springer.com/book/10.1007/978-3-030-29631-5" xlink:type="simple">https://link.springer.com/book/10.1007/978-3-030-29631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scientificamerican.com/article/does-consciousness-pervade-the-universe/?amp" xlink:type="simple">https://www.scientificamerican.com/article/does-consciousness-pervade-the-universe/?amp</text:a></text:p>
          </table:table-cell>
          <table:table-cell table:number-columns-repeated="2"/>
          <table:table-cell office:value-type="string" calcext:value-type="string">
            <text:p>consciousnes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0356-2" xlink:type="simple">https://www.nature.com/articles/d41586-020-00356-2</text:a></text:p>
          </table:table-cell>
          <table:table-cell office:value-type="string" calcext:value-type="string">
            <text:p>astrophysic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oogle.com/books/edition/Alan_Turing_s_Electronic_Brain/wfMDW-IP8yMC?hl=en&amp;gbpv=0&amp;bsq=intelligent%20machinery&amp;kptab=overview" xlink:type="simple">https://www.google.com/books/edition/Alan_Turing_s_Electronic_Brain/wfMDW-IP8yMC?hl=en&amp;gbpv=0&amp;bsq=intelligent%20machinery&amp;kptab=overview</text:a></text:p>
          </table:table-cell>
          <table:table-cell office:value-type="string" calcext:value-type="string">
            <text:p>Turing histo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" xlink:type="simple">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</text:a></text:p>
          </table:table-cell>
          <table:table-cell office:value-type="string" calcext:value-type="string">
            <text:p>alife and ar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Sign-Three-Holmes-Advances-Semiotics/dp/0253204879" xlink:type="simple">https://www.amazon.com/Sign-Three-Holmes-Advances-Semiotics/dp/0253204879</text:a></text:p>
          </table:table-cell>
          <table:table-cell office:value-type="string" calcext:value-type="string">
            <text:p>(Dedeo / maths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6vihklUAA9oC&amp;oi=fnd&amp;pg=PP11&amp;dq=his+dark+materials&amp;ots=giV1gCzyCR&amp;sig=9eJwkzkbSOpoRnm0pnKX6H5vxmw&amp;redir_esc=y#v=onepage&amp;q=his%20dark%20materials&amp;f=false" xlink:type="simple">https://books.google.fr/books?hl=fr&amp;lr=&amp;id=6vihklUAA9oC&amp;oi=fnd&amp;pg=PP11&amp;dq=his+dark+materials&amp;ots=giV1gCzyCR&amp;sig=9eJwkzkbSOpoRnm0pnKX6H5vxmw&amp;redir_esc=y#v=onepage&amp;q=his%20dark%20materials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isagents.org/p/agent-based-modelling-geographical.html" xlink:type="simple">https://www.gisagents.org/p/agent-based-modelling-geographical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../../../Misc/BiblioDocs/Biblio/DomainSpecific/Complexity/Sayama.pdf" xlink:type="simple">file:///Users/juste/ComplexSystems/Misc/BiblioDocs/Biblio/DomainSpecific/Complexity/Sayama.pdf</text:a></text:p>
          </table:table-cell>
          <table:table-cell table:number-columns-repeated="2"/>
          <table:table-cell office:value-type="string" calcext:value-type="string">
            <text:p>(paper version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2070-5" xlink:type="simple">https://www.nature.com/articles/d41586-020-02070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cholar.google.com/scholar?hl=fr&amp;as_sdt=0%2C5&amp;q=le+danger+sociologique&amp;btnG" xlink:type="simple">https://scholar.google.com/scholar?hl=fr&amp;as_sdt=0%2C5&amp;q=le+danger+sociologique&amp;btnG</text:a>=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topology" xlink:type="simple">https://mitpress.mit.edu/books/topology</text:a></text:p>
          </table:table-cell>
          <table:table-cell office:value-type="string" calcext:value-type="string">
            <text:p>(paper version, PDF fre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s?k=9780419244509&amp;i=stripbooks&amp;linkCode=qs" xlink:type="simple">https://www.amazon.fr/s?k=9780419244509&amp;i=stripbooks&amp;linkCode=qs</text:a></text:p>
          </table:table-cell>
          <table:table-cell office:value-type="string" calcext:value-type="string">
            <text:p>Sustainable urban form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 office:value-type="string" calcext:value-type="string">
            <text:p>Richtot forme urbain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/00/0000</text:date>, <text:time style:data-style-name="N2" text:time-value="15:40:39.490180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0:04:08.980438000</meta:creation-date>
    <dc:date>2020-11-16T15:41:23.580607129</dc:date>
    <meta:editing-duration>P2DT4H47M33S</meta:editing-duration>
    <meta:editing-cycles>58</meta:editing-cycles>
    <meta:generator>LibreOffice/5.4.6.2$MacOSX_X86_64 LibreOffice_project/4014ce260a04f1026ba855d3b8d91541c224eab8</meta:generator>
    <meta:document-statistic meta:table-count="4" meta:cell-count="476" meta:object-count="0"/>
    <meta:user-defined meta:name=""/>
  </office:meta>
</office:document-meta>
</file>